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Byte Value</text:p>
          </table:table-cell>
          <table:covered-table-cell/>
          <table:table-cell/>
          <table:table-cell table:style-name="ce1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/>
          <table:table-cell office:value-type="string" calcext:value-type="string">
            <text:p>Prisine</text:p>
          </table:table-cell>
          <table:table-cell office:value-type="string" calcext:value-type="string">
            <text:p>Demonlord’s</text:p>
          </table:table-cell>
          <table:table-cell table:style-name="ce1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45" calcext:value-type="float">
            <text:p>93945</text:p>
          </table:table-cell>
          <table:table-cell table:style-name="ce1" office:value-type="string" calcext:value-type="string">
            <text:p>Octa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55" calcext:value-type="float">
            <text:p>93955</text:p>
          </table:table-cell>
          <table:table-cell table:style-name="ce1"/>
          <table:table-cell office:value-type="string" calcext:value-type="string">
            <text:p>315</text:p>
          </table:table-cell>
          <table:table-cell office:value-type="string" calcext:value-type="string">
            <text:p>371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56" calcext:value-type="float">
            <text:p>93956</text:p>
          </table:table-cell>
          <table:table-cell table:style-name="ce1"/>
          <table:table-cell office:value-type="string" calcext:value-type="string">
            <text:p>23</text:p>
          </table:table-cell>
          <table:table-cell office:value-type="string" calcext:value-type="string">
            <text:p>220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69" calcext:value-type="float">
            <text:p>93969</text:p>
          </table:table-cell>
          <table:table-cell table:style-name="ce1"/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2" office:value-type="string" calcext:value-type="string">
            <text:p>Hex</text:p>
          </table:table-cell>
          <table:table-cell table:style-name="ce2" table:formula="of:=&quot;0x&quot;&amp;OCT2HEX([.C3];2)" office:value-type="string" office:string-value="0x02" calcext:value-type="string">
            <text:p>0x02</text:p>
          </table:table-cell>
          <table:table-cell table:style-name="ce2" table:formula="of:=&quot;0x&quot; &amp; OCT2HEX([.D3];2)" office:value-type="string" office:string-value="0x10" calcext:value-type="string">
            <text:p>0x1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 table:style-name="ce2"/>
          <table:table-cell table:style-name="ce2" table:formula="of:=&quot;0x&quot;&amp;OCT2HEX([.C4];2)" office:value-type="string" office:string-value="0xCD" calcext:value-type="string">
            <text:p>0xCD</text:p>
          </table:table-cell>
          <table:table-cell table:style-name="ce2" table:formula="of:=&quot;0x&quot; &amp; OCT2HEX([.D4];2)" office:value-type="string" office:string-value="0xF9" calcext:value-type="string">
            <text:p>0xF9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 table:style-name="ce2"/>
          <table:table-cell table:style-name="ce2" table:formula="of:=&quot;0x&quot;&amp;OCT2HEX([.C5];2)" office:value-type="string" office:string-value="0x13" calcext:value-type="string">
            <text:p>0x13</text:p>
          </table:table-cell>
          <table:table-cell table:style-name="ce2" table:formula="of:=&quot;0x&quot; &amp; OCT2HEX([.D5];2)" office:value-type="string" office:string-value="0x90" calcext:value-type="string">
            <text:p>0x9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 table:style-name="ce2"/>
          <table:table-cell table:style-name="ce2" table:formula="of:=&quot;0x&quot;&amp;OCT2HEX([.C6];2)" office:value-type="string" office:string-value="0x10" calcext:value-type="string">
            <text:p>0x10</text:p>
          </table:table-cell>
          <table:table-cell table:style-name="ce2" table:formula="of:=&quot;0x&quot; &amp; OCT2HEX([.D6];2)" office:value-type="string" office:string-value="0x01" calcext:value-type="string">
            <text:p>0x0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2" office:value-type="string" calcext:value-type="string">
            <text:p>Binary</text:p>
          </table:table-cell>
          <table:table-cell table:style-name="ce2" table:formula="of:=OCT2BIN([.C3];8)" office:value-type="string" office:string-value="00000010" calcext:value-type="string">
            <text:p>00000010</text:p>
          </table:table-cell>
          <table:table-cell table:style-name="ce2" table:formula="of:=OCT2BIN([.D3];8)" office:value-type="string" office:string-value="00010000" calcext:value-type="string">
            <text:p>0001000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 table:style-name="ce2"/>
          <table:table-cell table:style-name="ce2" table:formula="of:=OCT2BIN([.C4];8)" office:value-type="string" office:string-value="11001101" calcext:value-type="string">
            <text:p>11001101</text:p>
          </table:table-cell>
          <table:table-cell table:style-name="ce2" table:formula="of:=OCT2BIN([.D4];8)" office:value-type="string" office:string-value="11111001" calcext:value-type="string">
            <text:p>1111100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 table:style-name="ce2"/>
          <table:table-cell table:style-name="ce2" table:formula="of:=OCT2BIN([.C5];8)" office:value-type="string" office:string-value="00010011" calcext:value-type="string">
            <text:p>00010011</text:p>
          </table:table-cell>
          <table:table-cell table:style-name="ce2" table:formula="of:=OCT2BIN([.D5];8)" office:value-type="string" office:string-value="10010000" calcext:value-type="string">
            <text:p>1001000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 table:style-name="ce2"/>
          <table:table-cell table:style-name="ce2" table:formula="of:=OCT2BIN([.C6];8)" office:value-type="string" office:string-value="00010000" calcext:value-type="string">
            <text:p>00010000</text:p>
          </table:table-cell>
          <table:table-cell table:style-name="ce2" table:formula="of:=OCT2BIN([.D6];8)" office:value-type="string" office:string-value="00000001" calcext:value-type="string">
            <text:p>0000000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1" office:value-type="string" calcext:value-type="string">
            <text:p>ANSI</text:p>
          </table:table-cell>
          <table:table-cell office:value-type="string" calcext:value-type="string">
            <text:p>^B</text:p>
          </table:table-cell>
          <table:table-cell office:value-type="string" calcext:value-type="string">
            <text:p>^P</text:p>
          </table:table-cell>
          <table:table-cell table:number-columns-repeated="7"/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/>
          <table:table-cell office:value-type="string" calcext:value-type="string">
            <text:p>M-M</text:p>
          </table:table-cell>
          <table:table-cell office:value-type="string" calcext:value-type="string">
            <text:p>M-y</text:p>
          </table:table-cell>
          <table:table-cell table:number-columns-repeated="7"/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/>
          <table:table-cell office:value-type="string" calcext:value-type="string">
            <text:p>^S</text:p>
          </table:table-cell>
          <table:table-cell office:value-type="string" calcext:value-type="string">
            <text:p>M-^P</text:p>
          </table:table-cell>
          <table:table-cell table:number-columns-repeated="4"/>
          <table:table-cell office:value-type="string" calcext:value-type="string">
            <text:p>p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/>
          <table:table-cell office:value-type="string" calcext:value-type="string">
            <text:p>^P</text:p>
          </table:table-cell>
          <table:table-cell office:value-type="string" calcext:value-type="string">
            <text:p>^A</text:p>
          </table:table-cell>
          <table:table-cell table:number-columns-repeated="3"/>
          <table:table-cell table:formula="of:=HEX2DEC(RIGHT([.I21];8))"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388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HEX2DEC(RIGHT([.I22];8))" office:value-type="float" office:value="231424" calcext:value-type="float">
            <text:p>231424</text:p>
          </table:table-cell>
          <table:table-cell office:value-type="string" calcext:value-type="string">
            <text:p>0x00038800</text:p>
          </table:table-cell>
          <table:table-cell office:value-type="string" calcext:value-type="string">
            <text:p>0x000002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1" office:value-type="string" calcext:value-type="string">
            <text:p>Context</text:p>
          </table:table-cell>
          <table:table-cell office:value-type="string" calcext:value-type="string">
            <text:p>mov ax, 0x201</text:p>
          </table:table-cell>
          <table:table-cell office:value-type="string" calcext:value-type="string">
            <text:p>mov ax, 0x1001</text:p>
          </table:table-cell>
          <table:table-cell table:number-columns-repeated="3"/>
          <table:table-cell table:formula="of:=HEX2DEC(RIGHT([.I23];8))" office:value-type="float" office:value="231936" calcext:value-type="float">
            <text:p>231936</text:p>
          </table:table-cell>
          <table:table-cell office:value-type="string" calcext:value-type="string">
            <text:p>0x00038A00</text:p>
          </table:table-cell>
          <table:table-cell office:value-type="string" calcext:value-type="string">
            <text:p>0x000022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/>
          <table:table-cell table:style-name="ce8" office:value-type="string" calcext:value-type="string" table:number-columns-spanned="1" table:number-rows-spanned="2">
            <text:p>int 0x13</text:p>
          </table:table-cell>
          <table:table-cell table:style-name="ce8" office:value-type="string" calcext:value-type="string" table:number-columns-spanned="1" table:number-rows-spanned="2">
            <text:p>stc</text:p>
            <text:p>nop</text:p>
          </table:table-cell>
          <table:table-cell table:number-columns-repeated="3"/>
          <table:table-cell table:formula="of:=HEX2DEC(RIGHT([.I24];8))" office:value-type="float" office:value="240640" calcext:value-type="float">
            <text:p>240640</text:p>
          </table:table-cell>
          <table:table-cell office:value-type="string" calcext:value-type="string">
            <text:p>0x0003AC00</text:p>
          </table:table-cell>
          <table:table-cell office:value-type="string" calcext:value-type="string">
            <text:p>0x000002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/>
          <table:covered-table-cell table:style-name="ce8"/>
          <table:covered-table-cell table:style-name="ce8" office:value-type="string" calcext:value-type="string">
            <text:p>nop</text:p>
          </table:covered-table-cell>
          <table:table-cell table:number-columns-repeated="3"/>
          <table:table-cell table:formula="of:=HEX2DEC(RIGHT([.I25];8))" office:value-type="float" office:value="241152" calcext:value-type="float">
            <text:p>241152</text:p>
          </table:table-cell>
          <table:table-cell office:value-type="string" calcext:value-type="string">
            <text:p>0x0003AE00</text:p>
          </table:table-cell>
          <table:table-cell office:value-type="string" calcext:value-type="string">
            <text:p>0x0001F2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/>
          <table:table-cell office:value-type="string" calcext:value-type="string">
            <text:p>mov cx, 0x10</text:p>
          </table:table-cell>
          <table:table-cell office:value-type="string" calcext:value-type="string">
            <text:p>mov cx, 0x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0:00:59.403432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5T03:47:53.537085142</meta:creation-date>
    <dc:date>2023-12-23T20:40:41.092613754</dc:date>
    <meta:editing-duration>PT1H11M11S</meta:editing-duration>
    <meta:editing-cycles>7</meta:editing-cycles>
    <meta:generator>LibreOffice/7.6.4.1$Linux_X86_64 LibreOffice_project/60$Build-1</meta:generator>
    <meta:document-statistic meta:table-count="1" meta:cell-count="91" meta:object-count="0"/>
  </office:meta>
</office:document-meta>
</file>